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과제 설명</text:p>
      <text:p text:style-name="Standard"/>
      <text:p text:style-name="Standard">리눅스 심플 디바이스 템플릿을 만든다. </text:p>
      <text:p text:style-name="Standard"/>
      <text:p text:style-name="Standard">open</text:p>
      <text:p text:style-name="Standard">close</text:p>
      <text:p text:style-name="Standard"/>
      <text:p text:style-name="Standard">아래로 결과 확인</text:p>
      <text:p text:style-name="Standard"/>
      <text:p text:style-name="Standard">insmod simple_deivce.ko</text:p>
      <text:p text:style-name="Standard">rmmod simple_deivce</text:p>
      <text:p text:style-name="Standard"/>
      <text:p text:style-name="Standard">demsg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12T08:00:36</meta:creation-date>
    <meta:document-statistic meta:table-count="0" meta:image-count="0" meta:object-count="0" meta:page-count="1" meta:paragraph-count="8" meta:word-count="35" meta:character-count="92"/>
    <dc:date>2014-06-12T08:02:02</dc:date>
    <meta:editing-duration>PT1M26S</meta:editing-duration>
    <meta:editing-cycles>1</meta:editing-cycles>
    <meta:generator>OpenOffice/4.1.0$Unix OpenOffice.org_project/410m18$Build-9764</meta:generator>
  </office:meta>
</office:document-meta>
</file>